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02c6ba" officeooo:paragraph-rsid="0002c6ba" style:font-size-asian="14pt" style:font-size-complex="16pt"/>
    </style:style>
    <style:style style:name="P2" style:family="paragraph" style:parent-style-name="Standard">
      <style:text-properties fo:font-size="16pt" officeooo:rsid="00047e2e" officeooo:paragraph-rsid="00047e2e" style:font-size-asian="14pt" style:font-size-complex="16pt"/>
    </style:style>
    <style:style style:name="P3" style:family="paragraph" style:parent-style-name="Standard">
      <style:text-properties fo:font-size="16pt" officeooo:rsid="000568ce" officeooo:paragraph-rsid="000568ce" style:font-size-asian="14pt" style:font-size-complex="16pt"/>
    </style:style>
    <style:style style:name="P4" style:family="paragraph" style:parent-style-name="Standard">
      <style:text-properties fo:font-size="16pt" officeooo:rsid="0005f7d1" officeooo:paragraph-rsid="0005f7d1" style:font-size-asian="14pt" style:font-size-complex="16pt"/>
    </style:style>
    <style:style style:name="P5" style:family="paragraph" style:parent-style-name="Standard">
      <style:text-properties fo:font-size="16pt" officeooo:rsid="00068edb" officeooo:paragraph-rsid="00068edb" style:font-size-asian="14pt" style:font-size-complex="16pt"/>
    </style:style>
    <style:style style:name="P6" style:family="paragraph" style:parent-style-name="Standard">
      <style:text-properties fo:font-size="16pt" officeooo:rsid="00087d8c" officeooo:paragraph-rsid="00090d90" style:font-size-asian="14pt" style:font-size-complex="16pt"/>
    </style:style>
    <style:style style:name="T1" style:family="text">
      <style:text-properties officeooo:rsid="00090d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1">So far, in this session we've heard and seen a lot about seismic noise theory and applications to characterize large scale subsurface changes. </text:p>
      <text:p text:style-name="P1">I will present a project where the goal was to combine this seismological know-how with structural engineering applications for non-destructive testing. The work was done at LMU together with CH and SS.</text:p>
      <text:p text:style-name="P2">&gt;&gt;&gt;</text:p>
      <text:p text:style-name="P2"/>
      <text:p text:style-name="P2">Overview</text:p>
      <text:p text:style-name="P2">Our key question in this project: </text:p>
      <text:p text:style-name="P2">→ Is it possible to use ambient and/or traffic noise to monitor small-scale structures?</text:p>
      <text:p text:style-name="P2">&gt;&gt;&gt;</text:p>
      <text:p text:style-name="P2">The issue is that it is really hard to combine precise and permanent monitoring with a feasible measurement setup. </text:p>
      <text:p text:style-name="P2">(evtl. Satz zu anderen Methoden hier, wenn genug Zeit!)</text:p>
      <text:p text:style-name="P2"/>
      <text:p text:style-name="P2">By evaluating small velocity changes on a bridge, we wanted to characterize the impact of environmental effects, especially temperature variations on the material, which was intended to be a <text:s/>a precursor study for structural health monitoring with passive signals.</text:p>
      <text:p text:style-name="P2">&gt;&gt;&gt;</text:p>
      <text:p text:style-name="P2"/>
      <text:p text:style-name="P2">Measurement Setup</text:p>
      <text:p text:style-name="P3">In order to do that, we installed a geophone array consisting of 27 vertical component standard geophones with 4.5 Hz corner frequency and a spacing of about 4m on a highway bridge in Germany (the Steinachtal bridge). They were left in place there for more than 2 months.</text:p>
      <text:p text:style-name="P3"></text:p>
      <text:p text:style-name="P3">The Steinachtal bridge is (a 229 m) about 200 m long and carries a traffic volume of 10-200+ vehicles per hour. It was built in 2008.</text:p>
      <text:p text:style-name="P3">&gt;&gt;&gt;</text:p>
      <text:p text:style-name="P3"/>
      <text:p text:style-name="P3">If we look closer, we see that the geophones were installed not on top of the road, but in the accessible box girder below the road, shown by the cross-section here.</text:p>
      <text:p text:style-name="P3">&gt;&gt;&gt;</text:p>
      <text:p text:style-name="P3"/>
      <text:p text:style-name="P3">For those of you who are not familiar with box girder constructions - some <text:soft-page-break/>pictures:</text:p>
      <text:p text:style-name="P3"></text:p>
      <text:p text:style-name="P3">This is the bridge seen from below with the box girder, which looks like that from the inside. With the geophones on a linear array. (They were glued on the concrete after screwing them on a stand.) (in order to ensure good coupling they were cemented onto the concrete). </text:p>
      <text:p text:style-name="P3">&gt;&gt;&gt;</text:p>
      <text:p text:style-name="P3"/>
      <text:p text:style-name="P4">Signal</text:p>
      <text:p text:style-name="P5">The raw, passive signal recorded by one of the geophones for one hour looks like that,.. with distinct peaks, each produced by a vehicle passing the bridges expansion gaps at both ends (which compensate thermal expansion).</text:p>
      <text:p text:style-name="P5"></text:p>
      <text:p text:style-name="P5">In the spectrogram, where the frequency is on the vertical axis, we see those same peaks with also some horizontal lines that could be associated with electro-magnetic noise caused by a power line crossing the Steinachtal bridge.</text:p>
      <text:p text:style-name="P5">&gt;&gt;&gt;</text:p>
      <text:p text:style-name="P5">If we zoom into one of those events, we can see a single car passing over the bridge. </text:p>
      <text:p text:style-name="P5">&gt;&gt;&gt;</text:p>
      <text:p text:style-name="P5">We can clearly identify an onset, when the vehicle hits the first gap by entering the bridge and a second hit when leaving the bridge over the second gap. In this case, we can use the time difference to determine that the car was going 90 km/h, which is still in agreement with the local speed limit. </text:p>
      <text:p text:style-name="P5">On the spectrogram, we can see that many frequencies are excited as the car drives over the bridge. As the car leaves the bridge, the high frequencies are attenuated first, but the low frequencies show reverberations lasting for 20-30 seconds when the excited waves bounce back and forth between the ends of the bridge. </text:p>
      <text:p text:style-name="P5">&gt;&gt;&gt;</text:p>
      <text:p text:style-name="P5">These natural frequencies of the bridge are visible in the spectrum. Most of them are excited between 2-8Hz, that's why we concentrated on this frequency band in the analysis. </text:p>
      <text:p text:style-name="P5">&gt;&gt;&gt;</text:p>
      <text:p text:style-name="P5">In this project we addressed a number of questions: </text:p>
      <text:p text:style-name="P5">Is it better to use the quiet part of the signals, or those where traffic noise is <text:soft-page-break/>present?</text:p>
      <text:p text:style-name="P5"></text:p>
      <text:p text:style-name="P5">Can we extract and resolve small velocity variations from the passive signals we observe?</text:p>
      <text:p text:style-name="P5"></text:p>
      <text:p text:style-name="P5">Can we use this info also for monitoring structural health?</text:p>
      <text:p text:style-name="P5">&gt;&gt;&gt;</text:p>
      <text:p text:style-name="P5"/>
      <text:p text:style-name="P5">Method</text:p>
      <text:p text:style-name="P5">In order to evaluate velocity changes in the material, we compared cross-correlations between receiver pairs. The black dashed line denotes a reference function, consisting of the average over two months of CCFs. Here you see an example of a CCFs recorded on a cold day (upper) and on a warm day (lower).</text:p>
      <text:p text:style-name="P5">&gt;&gt;&gt;</text:p>
      <text:p text:style-name="P6">In our community, <text:span text:style-name="T1">comparing CCF or rather GFs</text:span> <text:span text:style-name="T1">in order to detect material/subsurface changes </text:span>has become common <text:span text:style-name="T1">practice.</text:span></text:p>
      <text:p text:style-name="P5"><text:span text:style-name="T1">What's new about this application, is that we can produce usable CCFs on an hourly basis, due to the high repeatability of the recorded noise.</text:span></text:p>
      <text:p text:style-name="P5"><text:s/><text:span text:style-name="T1">These </text:span>CCF<text:span text:style-name="T1">s, despite not being GF,</text:span> <text:span text:style-name="T1">are very stable and</text:span> contain all the information we need for investigating velocity changes.</text:p>
      <text:p text:style-name="P5">&gt;&gt;&gt;</text:p>
      <text:p text:style-name="P5"/>
      <text:p text:style-name="P5">If we look at this example of real data recorded on a cold versus a warm day, we see that lower temperatures come along with higher wavespeed and vice versa. The effect enhances toward the coda of the CC as later wavelets accumulate delays.</text:p>
      <text:p text:style-name="P5">Zooming in on the late part of the coda, we can see that on the cold day the signal (blue) is compressed, while on the warm day (red) it is stretched and arrives later. </text:p>
      <text:p text:style-name="P5">Eventually, we used the stretching method to quantitatively compare hourly CCFs with the reference stack to obtain our relative velocity variations.</text:p>
      <text:p text:style-name="P5"></text:p>
      <text:p text:style-name="P5">&gt;&gt;&gt;</text:p>
      <text:p text:style-name="P5">To sum up: We found that a frequency band dominated by a 3 Hz peak is ideal for measuring velocity variations and combined with hourly CCFs, sufficiently stable for analysis which renders a relatively high temporal resolution for monitoring issues.</text:p>
      <text:p text:style-name="P5"><text:soft-page-break/></text:p>
      <text:p text:style-name="P5">We also found that using parts of the signal that contained excitation of the bridge by traffic resulted in a far better SNR on our CCFs, so we used that.</text:p>
      <text:p text:style-name="P5">&gt;&gt;&gt; </text:p>
      <text:p text:style-name="P5"/>
      <text:p text:style-name="P5">Results</text:p>
      <text:p text:style-name="P5">Here we see the relative velocity variations for the whole measurement period from december to march. This was measured using CCFs from a single receiver pair. </text:p>
      <text:p text:style-name="P5">During the measurement period, which spanned from winter into spring, the outside temperature varied as well of course. </text:p>
      <text:p text:style-name="P5">&gt;&gt;&gt;</text:p>
      <text:p text:style-name="P5">Let's have a look at the temperature series for the same period. It's easy to find an anticorrealtion in the ,...</text:p>
      <text:p text:style-name="P5">Warmer = slower, cold = faster, which fits with our expectations. </text:p>
      <text:p text:style-name="P5">&gt;&gt;&gt;</text:p>
      <text:p text:style-name="P5">…., but if I flip the velocity variations curve and represent them as relative traveltime delays instead, it's easier to see that the (conformity) resemblance between the curves is striking. Even small wiggles equal and you have to remember these two are completely independent measur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4:02:38.971636705</meta:creation-date>
    <dc:date>2016-03-08T16:44:41.553094343</dc:date>
    <meta:editing-duration>PT10M1S</meta:editing-duration>
    <meta:editing-cycles>1</meta:editing-cycles>
    <meta:document-statistic meta:table-count="0" meta:image-count="0" meta:object-count="0" meta:page-count="4" meta:paragraph-count="66" meta:word-count="1022" meta:character-count="5982" meta:non-whitespace-character-count="4973"/>
    <meta:generator>LibreOffice/4.2.8.2$Linux_X86_64 LibreOffice_project/420m0$Build-2</meta:generator>
  </office:meta>
</office:document-meta>
</file>